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Quotations">
      <style:paragraph-properties fo:line-height="150%"/>
      <style:text-properties officeooo:paragraph-rsid="001cf796"/>
    </style:style>
    <style:style style:name="P2" style:family="paragraph" style:parent-style-name="Quotations">
      <style:paragraph-properties fo:margin-left="0cm" fo:margin-right="1cm" fo:line-height="150%" fo:text-indent="0cm" style:auto-text-indent="false"/>
      <style:text-properties officeooo:paragraph-rsid="001cf796"/>
    </style:style>
    <style:style style:name="P3" style:family="paragraph" style:parent-style-name="Quotations">
      <style:paragraph-properties fo:line-height="150%"/>
    </style:style>
    <style:style style:name="P4" style:family="paragraph" style:parent-style-name="Text_20_body">
      <style:paragraph-properties fo:line-height="150%" fo:text-align="justify" style:justify-single-word="false"/>
      <style:text-properties officeooo:paragraph-rsid="00205363"/>
    </style:style>
    <style:style style:name="P5" style:family="paragraph" style:parent-style-name="Text_20_body">
      <style:paragraph-properties fo:line-height="150%" fo:text-align="justify" style:justify-single-word="false"/>
      <style:text-properties officeooo:rsid="0019308d" officeooo:paragraph-rsid="0019308d"/>
    </style:style>
    <style:style style:name="P6" style:family="paragraph" style:parent-style-name="Text_20_body">
      <style:paragraph-properties fo:line-height="150%" fo:text-align="justify" style:justify-single-word="false"/>
      <style:text-properties officeooo:rsid="001cf796" officeooo:paragraph-rsid="001cf796"/>
    </style:style>
    <style:style style:name="P7" style:family="paragraph" style:parent-style-name="Text_20_body">
      <style:paragraph-properties fo:line-height="150%" fo:text-align="justify" style:justify-single-word="false"/>
      <style:text-properties officeooo:rsid="001e556c" officeooo:paragraph-rsid="001e556c"/>
    </style:style>
    <style:style style:name="P8" style:family="paragraph" style:parent-style-name="Text_20_body">
      <style:paragraph-properties fo:line-height="150%" fo:text-align="justify" style:justify-single-word="false"/>
      <style:text-properties officeooo:rsid="001ec51d" officeooo:paragraph-rsid="001ec51d"/>
    </style:style>
    <style:style style:name="P9" style:family="paragraph" style:parent-style-name="Text_20_body">
      <style:text-properties officeooo:rsid="00264db3" officeooo:paragraph-rsid="00264db3"/>
    </style:style>
    <style:style style:name="P10" style:family="paragraph" style:parent-style-name="Quotations">
      <style:text-properties officeooo:rsid="0017244c" officeooo:paragraph-rsid="001cf796"/>
    </style:style>
    <style:style style:name="P11" style:family="paragraph" style:parent-style-name="Quotations">
      <style:paragraph-properties fo:line-height="150%"/>
      <style:text-properties fo:language="ru" fo:country="RU" officeooo:paragraph-rsid="0025582a"/>
    </style:style>
    <style:style style:name="P12" style:family="paragraph" style:parent-style-name="Quotations">
      <style:paragraph-properties fo:line-height="150%"/>
      <style:text-properties fo:language="ru" fo:country="RU" officeooo:rsid="00264db3" officeooo:paragraph-rsid="00264db3"/>
    </style:style>
    <style:style style:name="P13" style:family="paragraph" style:parent-style-name="Text_20_body">
      <style:paragraph-properties fo:line-height="150%" fo:text-align="justify" style:justify-single-word="false" fo:break-before="page"/>
      <style:text-properties officeooo:rsid="00164212" officeooo:paragraph-rsid="00164212"/>
    </style:style>
    <style:style style:name="P14" style:family="paragraph" style:parent-style-name="Title">
      <style:text-properties officeooo:paragraph-rsid="002cee15"/>
    </style:style>
    <style:style style:name="P15" style:family="paragraph">
      <loext:graphic-properties draw:fill="none" draw:fill-color="#ffffff"/>
    </style:style>
    <style:style style:name="T1" style:family="text">
      <style:text-properties officeooo:rsid="0017244c"/>
    </style:style>
    <style:style style:name="T2" style:family="text">
      <style:text-properties officeooo:rsid="00182871"/>
    </style:style>
    <style:style style:name="T3" style:family="text">
      <style:text-properties officeooo:rsid="0019308d"/>
    </style:style>
    <style:style style:name="T4" style:family="text">
      <style:text-properties officeooo:rsid="001cb98a"/>
    </style:style>
    <style:style style:name="T5"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6" style:family="text">
      <style:text-properties fo:color="#000000" loext:opacity="100%" style:font-name="Liberation Serif" fo:font-size="12pt" style:font-size-asian="12pt" style:font-size-complex="12pt"/>
    </style:style>
    <style:style style:name="T7" style:family="text">
      <style:text-properties fo:color="#000000" loext:opacity="100%" style:font-name="Liberation Serif" fo:font-size="12pt" officeooo:rsid="0017244c" style:font-size-asian="12pt" style:font-size-complex="12pt"/>
    </style:style>
    <style:style style:name="T8" style:family="text">
      <style:text-properties fo:color="#000000" loext:opacity="100%" style:font-name="Liberation Serif" fo:font-size="12pt" fo:language="ru" fo:country="RU" officeooo:rsid="001cf796" style:font-size-asian="12pt" style:font-size-complex="12pt"/>
    </style:style>
    <style:style style:name="T9" style:family="text">
      <style:text-properties fo:language="en" fo:country="US" officeooo:rsid="0025582a"/>
    </style:style>
    <style:style style:name="T10" style:family="text">
      <style:text-properties fo:language="en" fo:country="US" officeooo:rsid="00264db3"/>
    </style:style>
    <style:style style:name="T11" style:family="text">
      <style:text-properties fo:language="en" fo:country="US" officeooo:rsid="0020b1d8"/>
    </style:style>
    <style:style style:name="T12" style:family="text">
      <style:text-properties fo:language="ru" fo:country="RU"/>
    </style:style>
    <style:style style:name="T13" style:family="text">
      <style:text-properties fo:language="ru" fo:country="RU" officeooo:rsid="0025582a"/>
    </style:style>
    <style:style style:name="T14" style:family="text">
      <style:text-properties fo:language="ru" fo:country="RU" officeooo:rsid="00264db3"/>
    </style:style>
    <style:style style:name="T15" style:family="text">
      <style:text-properties fo:language="ru" fo:country="RU" officeooo:rsid="00269c04"/>
    </style:style>
    <style:style style:name="T16" style:family="text">
      <style:text-properties fo:language="ru" fo:country="RU" officeooo:rsid="002974e5"/>
    </style:style>
    <style:style style:name="T17" style:family="text">
      <style:text-properties officeooo:rsid="001e556c"/>
    </style:style>
    <style:style style:name="T18" style:family="text">
      <style:text-properties officeooo:rsid="00205363"/>
    </style:style>
    <style:style style:name="T19" style:family="text">
      <style:text-properties officeooo:rsid="0020b1d8"/>
    </style:style>
    <style:style style:name="T20" style:family="text">
      <style:text-properties officeooo:rsid="0021a035"/>
    </style:style>
    <style:style style:name="T21" style:family="text">
      <style:text-properties officeooo:rsid="0022de45"/>
    </style:style>
    <style:style style:name="T22" style:family="text">
      <style:text-properties officeooo:rsid="00252959"/>
    </style:style>
    <style:style style:name="T23" style:family="text">
      <style:text-properties officeooo:rsid="00264db3"/>
    </style:style>
    <style:style style:name="gr1" style:family="graphic">
      <style:graphic-properties draw:stroke="none" svg:stroke-color="#000000" draw:fill="none" draw:fill-color="#ffffff" fo:min-height="8.911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text:anchor-type="paragraph" draw:z-index="0" draw:name="Врезка 1" draw:style-name="gr1" draw:text-style-name="P15" svg:width="6.88cm" svg:height="8.912cm" svg:x="10.844cm" svg:y="16.653cm"><draw:text-box><text:p>Выполнил: студент группы Р3110</text:p><text:p>ИНТ 4</text:p><text:p>1 курс</text:p><text:p>Конкин Вадим Вадимович</text:p></draw:text-box></draw:frame>Эссе на тему</text:p>
      <text:p text:style-name="P14"><text:s/>«Генри Форд, кто он и что после себя оставил?»</text:p>
      <text:p text:style-name="P13">Сегодня я хочу поведать об одном из самых популярных изобретателей. Думаю, что даже если я не назову его имени, то вы все равно догадаетесь о ком я говорю. Этот человек отец <text:span text:style-name="T1">массового автопрома, настоящий реформатор своего времени, задавший стандарты на десятилетия вперед. Вы поняли о ком я говорю?</text:span></text:p>
      <text:p text:style-name="P10">Генри Форд — кто же он?</text:p>
      <text:p text:style-name="P1"><text:span text:style-name="T7"><text:s/></text:span><text:span text:style-name="T8">А</text:span><text:span text:style-name="T5">мериканский промышленник и бизнес-магнат, основатель Ford Motor Company. Отец массового автопрома: во многом благодаря предпринимателю автомобиль из игрушки для богачей превратился в доступное средство передвижения. Он также первым внедрил 40-часовую рабочую неделю, запустил конвейерное производство, чётко спланировал системы управления и улучшил положение рабочих. При этом он был ярым антисемитом, которого отмечал сам Адольф Гитлер.</text:span><text:span text:style-name="T6"> </text:span></text:p>
      <text:p text:style-name="P2"><text:span text:style-name="T2">так изобретателя описывают на сайте secretmag.ru. </text:span><text:span text:style-name="T3">Что же оставил после себя Форд?Каким его запомнил мир?</text:span></text:p>
      <text:p text:style-name="P5">До того как я прочитал о нем статьи, я знал его исключительно как человека, основавшего компанию по созданию машин, человека, выведшего автомобилестроение на новый уровень. <text:span text:style-name="T4">Думаю в том же свете его знают многие люди. Несомненно Генри Форд оставил после себя богатое наследие. Он вошел в <text:s/>историю и не думаю, что его имя будет забыто.</text:span></text:p>
      <text:p text:style-name="P6">Читая о Генри, я задумался о том, можем ли мы прощать таким людям как он их слова и поступки? Можем ли мы закрывать глаза на взгляды видных деятелей, ученых и гениев, которое двигали этот мир вперед? Я считаю, что на это можно закрывать глаза, если мы рассматриваем человека, как историческую личность, потому что зачастую принятые в современном обществе нормы, могут отличатся от общепринятых норм, которые транслировались в то время, в котором жил ученый. <text:span text:style-name="T17">Раньше, например, считалось, что девушке путь в науку заказан. Некоторые ученые были расистами, но их взгляды были обусловлены не их личной неприязнью, а временем и обществом, которое навязывало стереотипы и с детства вбивало в голову какие-то взгляды. Также я бы хотел отметить, что если позиция ученого по поводу различных групп людей не приносила урона людям, то <text:s/>этому можно не придавать значения. Если же мы рассматриваем ученого, как личность, как человека, то закрывать глаза на такое нельзя. Хоть мы не можем изменить прошлое, но мы можем постараться сейчас, чтобы в мире и в частности в науке не было дискриминации. Из-за дискриминации многие люди не смогли привнести что-то в этот мир. Возьмем, например, </text:span><text:soft-page-break/><text:span text:style-name="T17">антисемитизм в СССР или Америку до середины двадцатого века. Из-за взглядов, распространенных в обществе мы лишились плеяды выдающихся ученых и открывателей. А сколько женщин-ученых мы потеряли из-за сексизма, который раньше процветал в обществе. </text:span></text:p>
      <text:p text:style-name="P7">Изучая тему дискриминации в науки, я наткнулся на статью. В ней девушки-ученые делились своим опытом столкновения с дискриминацией по полу в науке. Это говорит нам о том, что предрассудки до сих пор есть, но сейчас они намного слабее, и это не может не радовать.</text:p>
      <text:p text:style-name="P8">Так можем ли мы простить Форду его высказывания о евреях? Я считаю — да. В 1927 году он принес официальные извинения за свои высказывания. И хоть может он и не сменил свои взгляды, но он не причинял вреда. Я считаю, что каждый имеет право на свое мнение и мы не вправе его осуждать, если его позиция не причиняет никому вреда.</text:p>
      <text:p text:style-name="P4"><text:span text:style-name="T18">Пока я думал и писал </text:span><text:span text:style-name="T19">о Генри Форде, я задумался о том, кого мы можем называть учеными. Как говорит Википедия: «</text:span>Учёный — специалист в какой-либо научной области, внёсший вклад в науку». <text:span text:style-name="T19">Так является ли бизнесмен, предприниматель или изобретатель ученым? С одной стороны, они вправе называться учеными, если привнесли в этот мир что-то новое. Например Форд разработал конвейерную сборку автомобилей, при которой все детали являются стандартизированными и идут по конвейерной ленте. А Илон Маск, например, занимается разработками в области полетов в космос и создал прорывную платежную систему. </text:span><text:span text:style-name="T20">Я считаю их учеными, хотя в то же время считаю, что более точно будет назвать их изобретателями. Но их изобретения изменили мир и поменяли «правила игры». С другой стороны, они не вписываются в классическую концепцию ученых, которая есть в голове у многих. </text:span><text:span text:style-name="T21">Они не писали научных диссертаций по их изобретениям и не делали научные доклады. Я считаю, что ученого определяет не его степень, не количество написанных им работ, не количество защищенных им диссертаций, а его вклад в развитие общества. Но тогда возникает дилемма: если человек работает ученым, проводит какие-то исследования, занимается научной деятельностью, однако за всю свою карьеру он не привнес ничего революционного в науку и общество, можем ли мы назвать его ученым, исходя из описанной выше концепции? Я думаю — да. Этот человек может и не совершил значительный прорыв, может не создал что-то умопомрачительное. Однако он работал, писал статьи, исследовал что-то, а значит внес какой-то вклад в науку, даже если сейчас нам может показаться, что вклад незначительный, потом, возможно, кто-то из ученых, опираясь на его труды, сможет совершить настоящую научную революцию! </text:span></text:p>
      <text:p text:style-name="Text_20_body"><text:span text:style-name="T22">Я отошел от темы. Так что же оставил после себя один из самых известных изобретателей и бизнесменов двадцатого века? Ну во-первых, компанию </text:span><text:span text:style-name="T9">Ford, </text:span><text:span text:style-name="T13">которая до сих </text:span><text:soft-page-break/><text:span text:style-name="T13">пор функционирует и занимается автомобилестроением. Генри действительно стал известным еще при жизни. <text:s/>Вот что пишут о Генри Форде:</text:span></text:p>
      <text:p text:style-name="P11"><text:s/>В 1945 году он передал бразды правления своему внуку — Генри Форду II.</text:p>
      <text:p text:style-name="P3">В том же году Американский институт нефти присудил Форду-старшему свою первую ежегодную золотую медаль за выдающийся вклад в благосостояние человечества.</text:p>
      <text:p text:style-name="P3">В 1947 году Генри скончался в своём доме в Дирборне. На момент смерти ему было 83 года. Во время прощания мимо гроба промышленника проходило до 5000 человек в час.</text:p>
      <text:p text:style-name="P3">Правительство США почтило память промышленника в 1965 году, разместив его изображение с моделью T на почтовой марке. В 1999 году журнал Fortune признал Генри Форда бизнесменом века.</text:p>
      <text:p text:style-name="Text_20_body">Помимо этого, если спросить у любого человека, какого человека можно назвать отцом автомобилестроения, то я уверен, что большинство назовет именно имя Форда. Хотя, по правде говоря, отцом автомобилестроения стоит считать Бенца. Однако в памяти общества Форд закрепился намного сильнее. Вы можете проверить это сами! Просто наберите в <text:span text:style-name="T23">поисковике </text:span><text:span text:style-name="T10">Google </text:span><text:span text:style-name="T11">«</text:span><text:span text:style-name="T14">отец автомобилестроения». Первым ответом от поисковика будет статья в которой говорится, что пионером автомобилестроения считается Карл Бенц, однако последующие ссылки на первой станице — это статьи именно о герое этого эссе. Да, действительно, Форд не был первооткрывателем в автомобилестроении, однако он был гениальным бизнесменом, который полностью поменял правила игры в автомобильной промышленности. Поэтому мы помним его, поэтому мы называем его великим человеком, поэтому мы помним его имя и спустя 150 лет и будем помнить спустя 200 лет и спустя 1000. </text:span></text:p>
      <text:p text:style-name="P9"><text:span text:style-name="T14">Т</text:span><text:span text:style-name="T12">ак что же можно сказать об этом человеке и памяти, которая о нем осталось? Генри Форд не был святым. В его жизни были темные страницы, он столкнулся с большим количеством препятствий на своем пути к вершине. Но в памяти общества, в памяти последующих поколений он останется великим изобретателем, бизнесменом века, человеком, превратившем автомобили из игрушек для богачей в доступный вид транспорта, который использовался уже более сотни лет и, скорее всего, </text:span><text:span text:style-name="T15">будет использоваться еще не одно десятилетие. Со временем забываются и его высказывания, порочащие его честь и его история жизни тоже известна далеко не всем, но любой хоть немного образованный человек знает Генри Форда. Я считаю, что каждый талантливый человек должен стремиться к такой </text:span><text:soft-page-break/><text:span text:style-name="T15">исторической памяти. Не ради удовлетворения собственного эго, не ради тщеславия. А ради причин этой памяти. Ведь нужно действительно продвинуть мир вперед, чтобы о тебе помнили и спустя сотни лет. Однако важно помнить историю Герострата, который сжег храм Артемиды, чтобы войти в анналы истории. Важно понимать различие между памятью, которую оставил после себя Форд и которую оставил Герострат. В лицее у меня был воспитатель, он преподавал историю и мировую художественную культуру. Мы часто дискутировали с ним по поводу различных исторических личностей и событий, обсуждали мы и культуру, и философию. Он говорил, что есть два слова с одним корнем - «след». Эти слова: «наследие» и «наследить». Каждый человек оставляет после себя след. Неважно где — в истории или, например, в школе или вузе. И надо стараться оставить после себя наследие, а не наследить. Так Генри Форд оставил после себя наследие, и люди еще долго будут вспоминать этого великого человека и почитать его память. Герострат же просто «наследил», его тоже помнят, но отнюдь не почитают. </text:span><text:span text:style-name="T16">Я тоже хотел бы сделать что-то такое, чтобы оставить после себя наследие. Но даже так, я считаю, что лучше не оставить после себя никакого «следа», чем «наследить»!</text:span></text:p>
      <text:p text:style-name="P12"/>
      <text:p text:style-name="Quotations"/>
      <text:p text:style-name="Quotations"/>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50%" fo:text-indent="0cm" style:auto-text-indent="tru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3T22:49:10.504000000</meta:creation-date>
    <dc:date>2022-11-14T22:32:06.036000000</dc:date>
    <meta:editing-duration>PT3H16M9S</meta:editing-duration>
    <meta:editing-cycles>9</meta:editing-cycles>
    <meta:generator>LibreOffice/7.3.4.2$Windows_X86_64 LibreOffice_project/728fec16bd5f605073805c3c9e7c4212a0120dc5</meta:generator>
    <meta:document-statistic meta:table-count="0" meta:image-count="0" meta:object-count="0" meta:page-count="5" meta:paragraph-count="18" meta:word-count="1325" meta:character-count="8744" meta:non-whitespace-character-count="7420"/>
  </office:meta>
</office:document-meta>
</file>